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Lohit Hindi" svg:font-family="Lohit Hindi" style:font-family-generic="system"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style:font-weight-complex="bold" fo:color="#111111" style:font-size-complex="24pt"/>
    </style:style>
    <style:style style:name="T3" style:parent-style-name="DefaultParagraphFont" style:family="text">
      <style:text-properties style:font-size-complex="24pt"/>
    </style:style>
    <style:style style:name="P4" style:parent-style-name="Textbody" style:family="paragraph">
      <style:text-properties fo:language="es" fo:country="CO"/>
    </style:style>
    <style:style style:name="P5" style:parent-style-name="Heading1" style:family="paragraph"/>
    <style:style style:name="T6" style:parent-style-name="DefaultParagraphFont" style:family="text">
      <style:text-properties fo:color="#000000"/>
    </style:style>
    <style:style style:name="T7" style:parent-style-name="DefaultParagraphFont" style:family="text">
      <style:text-properties fo:color="#000000"/>
    </style:style>
    <style:style style:name="P8" style:parent-style-name="Textbody" style:family="paragraph"/>
    <style:style style:name="P9" style:parent-style-name="Textbody" style:family="paragraph"/>
    <style:style style:name="TableColumn11" style:family="table-column">
      <style:table-column-properties style:column-width="2.6458in" style:use-optimal-column-width="false"/>
    </style:style>
    <style:style style:name="TableColumn12" style:family="table-column">
      <style:table-column-properties style:column-width="4.0451in" style:use-optimal-column-width="false"/>
    </style:style>
    <style:style style:name="Table10" style:family="table">
      <style:table-properties style:width="6.6909in" fo:margin-left="-0.009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0.0034in solid #000000"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text:span text:style-name="T2">AMS 2013-2014 Solar Energy Prediction<text:s/></text:span><text:span text:style-name="T3">1</text:span>st Place Approach</text:p>
      <text:p text:style-name="P4">Names: Lucas Eustaquio Gomes da Silva<text:s/></text:p>
      <text:p text:style-name="Textbody">Location: Belo Horizonte – MG - Brazil</text:p>
      <text:p text:style-name="Textbody">Email: lucas.eustaquio@gmail.com</text:p>
      <text:p text:style-name="Textbody">Name: Gilberto<text:s/>Titericz Junior</text:p>
      <text:p text:style-name="Textbody">Location: São José dos Campos – SP - Brazil</text:p>
      <text:p text:style-name="Textbody">Email: titericz@yahoo.com</text:p>
      <text:p text:style-name="Textbody">Competition:</text:p>
      <text:h text:style-name="P5" text:outline-level="1" text:restart-numbering="true" text:start-value="1">Summary</text:h>
      <text:p text:style-name="Textbody">This competition presented us the task of <text:s/>predicting<text:span text:style-name="T6"><text:s/>the daily short term solar energy production of 98 s</text:span>pecific Mesonet sites based in the forecasts of a matrix of 16x9 GEFS grid points, where each GEFS have 11 distinct forecasts for 15 different variables. Each variable is forecast at 5 timestamps.</text:p>
      <text:p text:style-name="Textbody">Our approach was an ensemble approach. We didn't spend much time building complex features, we rather<text:s/>spend our time in applying transformations on the dataset. The final model was a combination of<text:span text:style-name="T7"><text:s/>13</text:span><text:s/>different models, one for each forecast, one for the median of forecasts, and one for the sum of the forecast variables in each day. The tools used to generate the models were: R and python.</text:p>
      <text:p text:style-name="Textbody">The training techniques used includes: Python Gradient Boosted Regressor (GBR) for regression and R optim Nelder and Mead for ensemble.</text:p>
      <text:p text:style-name="Textbody">Our model workflow consisted of:</text:p>
      <text:list text:style-name="LFO4" text:continue-numbering="true">
        <text:list-item>
          <text:p text:style-name="P8">run the data parse using R</text:p>
        </text:list-item>
        <text:list-item>
          <text:p text:style-name="P9">run train.gbr2.gefs.R R (will call the python script)</text:p>
        </text:list-item>
      </text:list>
      <text:p text:style-name="Textbody">No external data source were used.</text:p>
      <text:h text:style-name="Heading1" text:outline-level="1"><text:s/>Features Selection / Extraction</text:h>
      <text:p text:style-name="Textbody"><text:tab/>To build our dataset we processed the netCDF files to extract some features. For each one of the 15 netCDF.</text:p>
      <text:p text:style-name="Textbody"><text:tab/>For each Mesonet station we picked the forecast values of the 4 nearest GEFS that forms a square around the station. And for each one of these GEFS we took all 5 intraday values. So we have 4 GEFS with 5 values each day per feature per Mesonet (4x5 = 20 values). As it's available 15 features (netCDF files) that number of features is multiplied by 15 so at all we have 300 features per Mesonet per day per model.</text:p>
      <text:p text:style-name="Textbody"><text:tab/>Added to these features we used also the features month, stationid, latitude, longitude, and the distances of the station to each one of the 4 GEFS<text:s/>used.</text:p>
      <text:p text:style-name="Textbody"/>
      <text:soft-page-break/>
      <text:h text:style-name="Heading1" text:outline-level="1">Model and Trainning</text:h>
      <text:p text:style-name="Textbody"><text:tab/>Many models and transformations were attempted and used in the dataset, but in the end we figured out that no feature engineering was needed and the machine learning methods that gave be best results were the python Gradient<text:s/>Boosted Regressor (GBR).</text:p>
      <text:p text:style-name="Textbody"><text:tab/>The 13 models we trainned using a 3 fold cross-validation with continuous periods. This was done to make the trainning dataset similar to the test dataset and to avoid overfitting. After the model trainnings we did a optimization<text:s/>with 10 fold using R optim function.</text:p>
      <text:p text:style-name="Textbody"><text:tab/>The next step was to do another optimization, we smooothed the predictions using the nearest stations.</text:p>
      <text:h text:style-name="Heading1" text:outline-level="1">Code Description</text:h>
      <text:p text:style-name="Textbody"><text:tab/></text:p>
      <table:table table:style-name="Table10">
        <table:table-columns>
          <table:table-column table:style-name="TableColumn11"/>
          <table:table-column table:style-name="TableColumn12"/>
        </table:table-columns>
        <table:table-row table:style-name="TableRow13">
          <table:table-cell table:style-name="TableCell14">
            <text:p text:style-name="P15">Script</text:p>
          </table:table-cell>
          <table:table-cell table:style-name="TableCell16">
            <text:p text:style-name="P17">Description</text:p>
          </table:table-cell>
        </table:table-row>
        <table:table-row table:style-name="TableRow18">
          <table:table-cell table:style-name="TableCell19">
            <text:p text:style-name="TableContents">ams-2013-2014-R/fn.base.R</text:p>
          </table:table-cell>
          <table:table-cell table:style-name="TableCell20">
            <text:p text:style-name="TableContents">Utility functions used</text:p>
          </table:table-cell>
        </table:table-row>
        <table:table-row table:style-name="TableRow21">
          <table:table-cell table:style-name="TableCell22">
            <text:p text:style-name="TableContents">ams-2013-2014-R/fn.base.cpp</text:p>
          </table:table-cell>
          <table:table-cell table:style-name="TableCell23">
            <text:p text:style-name="TableContents">MAE optimizing function written using Rcpp</text:p>
          </table:table-cell>
        </table:table-row>
        <table:table-row table:style-name="TableRow24">
          <table:table-cell table:style-name="TableCell25">
            <text:p text:style-name="TableContents">ams-2013-2014-R/data.build.R</text:p>
          </table:table-cell>
          <table:table-cell table:style-name="TableCell26">
            <text:p text:style-name="TableContents">Feature building script</text:p>
          </table:table-cell>
        </table:table-row>
        <table:table-row table:style-name="TableRow27">
          <table:table-cell table:style-name="TableCell28">
            <text:p text:style-name="TableContents">ams-2013-2014-R/train.gbr2.gefs.R</text:p>
          </table:table-cell>
          <table:table-cell table:style-name="TableCell29">
            <text:p text:style-name="TableContents">Model training and ensenble optmization</text:p>
          </table:table-cell>
        </table:table-row>
        <table:table-row table:style-name="TableRow30">
          <table:table-cell table:style-name="TableCell31">
            <text:p text:style-name="TableContents">ams-2013-2014-py/sci_learn_train.py</text:p>
          </table:table-cell>
          <table:table-cell table:style-name="TableCell32">
            <text:p text:style-name="TableContents"/>
          </table:table-cell>
        </table:table-row>
        <table:table-row table:style-name="TableRow33">
          <table:table-cell table:style-name="TableCell34">
            <text:p text:style-name="TableContents"/>
          </table:table-cell>
          <table:table-cell table:style-name="TableCell35">
            <text:p text:style-name="TableContents"/>
          </table:table-cell>
        </table:table-row>
        <table:table-row table:style-name="TableRow36">
          <table:table-cell table:style-name="TableCell37">
            <text:p text:style-name="TableContents"/>
          </table:table-cell>
          <table:table-cell table:style-name="TableCell38">
            <text:p text:style-name="TableContents"/>
          </table:table-cell>
        </table:table-row>
        <table:table-row table:style-name="TableRow39">
          <table:table-cell table:style-name="TableCell40">
            <text:p text:style-name="TableContents"/>
          </table:table-cell>
          <table:table-cell table:style-name="TableCell41">
            <text:p text:style-name="TableContents"/>
          </table:table-cell>
        </table:table-row>
        <table:table-row table:style-name="TableRow42">
          <table:table-cell table:style-name="TableCell43">
            <text:p text:style-name="TableContents"/>
          </table:table-cell>
          <table:table-cell table:style-name="TableCell44">
            <text:p text:style-name="TableContents"/>
          </table:table-cell>
        </table:table-row>
      </table:table>
      <text:p text:style-name="Tableuser"/>
      <text:p text:style-name="Textbody">All<text:s/>functions used starts with the prefix “fn.” and are in the fn.base.R file. Before each function there is a small description of it.</text:p>
      <text:h text:style-name="Heading1" text:outline-level="1">5. How To Generate the Solution</text:h>
      <text:p text:style-name="Textbody"><text:tab/>Instructions:<text:line-break/><text:line-break/>1. Put the raw csv data into data/input folder. The forecasts should be in folders caled train and test there. The other files must be put in the root folder.<text:line-break/>2. Run the R script files in the folder "ams-2013-2014-R" in the following order:<text:line-break/><text:tab/>* data.build.R<text:line-break/><text:tab/>* train.gbr2.gefs.R<text:line-break/>3. the predictions will be saved in the data/submissions folder<text:line-break/><text:line-break/>Pre-requisites:<text:line-break/>* All files consider the folder "ams-2013-2014-R" as the working dir. Using RStudio and loading the project inside will do it.<text:line-break/>* Many scripts were build to run on linux.<text:s/><text:line-break/>* We used scikit-learn 0.13.1 as it is much faster than the version 0.14.1</text:p>
      <text:soft-page-break/>
      <text:h text:style-name="Heading1" text:outline-level="1">Additional Comments and Observations</text:h>
      <text:p text:style-name="Textbody">The ensenbling procedure seemed to shrink the predictions. So in the end we multiplied our predictions by 1.015. This was the best value for both the public and private leaderboard.</text:p>
      <text:h text:style-name="Heading1" text:outline-level="1">References</text:h>
      <text:p text:style-name="Textbody">GBM:<text:s/><text:a xlink:href="http://cran.r-project.org/web/packages/gbm/index.html" office:target-frame-name="_top" xlink:show="replace">http://cran.r-project.org/web/packages/gbm/index.html</text:a></text:p>
      <text:p text:style-name="Textbody">optim: <text:s/><text:a xlink:href="http://cran.r-project.org/web/packages/optimx/index.html" office:target-frame-name="_top" xlink:show="replace">http://cran.r-project.org/web/packages/optimx/index.html</text:a></text:p>
      <text:p text:style-name="Textbody">GBR:<text:s/><text:a xlink:href="http://scikit-learn.org/stable/modules/generated/sklearn.ensemble.GradientBoostingRegressor.html" office:target-frame-name="_top" xlink:show="replace">http://scikit-learn.org/stable/modules/generated/sklearn.ensemble.GradientBoostingRegressor.html</text:a></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Lohit Hindi" svg:font-family="Lohit Hindi" style:font-family-generic="system"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Title" style:next-style-name="Textbody" style:default-outline-level="1">
      <style:text-properties style:font-name="Times New Roman" style:font-name-asian="SimSun" style:font-weight-complex="bold" style:font-size-complex="24pt" fo:hyphenate="false"/>
    </style:style>
    <style:style style:name="Heading2" style:display-name="Heading 2" style:family="paragraph" style:parent-style-name="Title" style:next-style-name="Textbody" style:default-outline-level="2">
      <style:text-properties style:font-name="Times New Roman" style:font-name-asian="SimSun"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Standard" style:next-style-name="Textbody">
      <style:paragraph-properties fo:keep-with-next="always" fo:margin-top="0.1666in" fo:margin-bottom="0.0833in"/>
      <style:text-properties style:font-name="Arial" style:font-name-asian="Microsoft YaHei" fo:font-weight="bold" style:font-weight-asian="bold" fo:font-size="24pt" style:font-size-asian="24pt" style:font-size-complex="14pt"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font-size="14pt" style:font-size-asian="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emtítulo1" style:display-name="Sem título1" style:family="paragraph" style:parent-style-name="Title">
      <style:text-properties fo:hyphenate="false"/>
    </style:style>
    <style:style style:name="Tableuser" style:display-name="Table (user)" style:family="paragraph" style:parent-style-name="Textbody" style:next-style-name="Text">
      <style:paragraph-properties fo:text-align="center"/>
      <style:text-properties fo:hyphenate="false"/>
    </style:style>
    <style:style style:name="Text" style:display-name="Text" style:family="paragraph" style:parent-style-name="Caption">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vi</dc:creator>
    <meta:creation-date>2013-05-13T21:42:00Z</meta:creation-date>
    <dc:date>2014-04-16T11:29:00Z</dc:date>
    <meta:template xlink:href="Normal.dotm" xlink:type="simple"/>
    <meta:editing-cycles>87</meta:editing-cycles>
    <meta:editing-duration>PT159000S</meta:editing-duration>
    <meta:document-statistic meta:page-count="3" meta:paragraph-count="8" meta:word-count="667" meta:character-count="4465" meta:row-count="31" meta:non-whitespace-character-count="3806"/>
  </office:meta>
</office:document-meta>
</file>